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Serializer.configure( Configuration con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MLSerializer.setup( SourceResolver resolver , Map objectModel , String src , Parameters p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erializer.shouldSet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